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Questions"/><text:bookmark text:name="Q_0"/>The foreman is making the crew ------------------ the light fixtures.</text:p>
          <text:list>
            <text:list-item>
              <text:p text:style-name="P1"><text:bookmark text:name="Q_0_0"/>  re-install</text:p>
            </text:list-item>
            <text:list-item>
              <text:p text:style-name="P1"><text:bookmark text:name="Q_0_1"/>  has reinstalled</text:p>
            </text:list-item>
            <text:list-item>
              <text:p text:style-name="P1"><text:bookmark text:name="Q_0_2"/>  to re-install</text:p>
            </text:list-item>
            <text:list-item>
              <text:p text:style-name="P1"><text:bookmark text:name="Q_0_3"/>  re-installing</text:p>
            </text:list-item>
          </text:list>
        </text:list-item>
        <text:list-item>
          <text:p text:style-name="P1"><text:bookmark text:name="Q_1"/>We must get the site plans -------------------- before we begin construction.</text:p>
          <text:list>
            <text:list-item>
              <text:p text:style-name="P1"><text:bookmark text:name="Q_1_0"/>  approve</text:p>
            </text:list-item>
            <text:list-item>
              <text:p text:style-name="P1"><text:bookmark text:name="Q_1_1"/>  is approving</text:p>
            </text:list-item>
            <text:list-item>
              <text:p text:style-name="P1"><text:bookmark text:name="Q_1_2"/>  has approved</text:p>
            </text:list-item>
            <text:list-item>
              <text:p text:style-name="P1"><text:bookmark text:name="Q_1_3"/>  approved</text:p>
            </text:list-item>
          </text:list>
        </text:list-item>
        <text:list-item>
          <text:p text:style-name="P1"><text:bookmark text:name="Q_2"/>The plant supervisor is having outside experts ------------------ the damage.</text:p>
          <text:list>
            <text:list-item>
              <text:p text:style-name="P1"><text:bookmark text:name="Q_2_0"/>  inspect</text:p>
            </text:list-item>
            <text:list-item>
              <text:p text:style-name="P1"><text:bookmark text:name="Q_2_1"/>  to inspect</text:p>
            </text:list-item>
            <text:list-item>
              <text:p text:style-name="P1"><text:bookmark text:name="Q_2_2"/>  inspecting</text:p>
            </text:list-item>
            <text:list-item>
              <text:p text:style-name="P1"><text:bookmark text:name="Q_2_3"/>  inspected</text:p>
            </text:list-item>
          </text:list>
        </text:list-item>
        <text:list-item>
          <text:p text:style-name="P1"><text:bookmark text:name="Q_3"/>We need to have the assembly line repaired ------------------------- the mechanic.</text:p>
          <text:list>
            <text:list-item>
              <text:p text:style-name="P1"><text:bookmark text:name="Q_3_0"/>  to</text:p>
            </text:list-item>
            <text:list-item>
              <text:p text:style-name="P1"><text:bookmark text:name="Q_3_1"/>  by</text:p>
            </text:list-item>
            <text:list-item>
              <text:p text:style-name="P1"><text:bookmark text:name="Q_3_2"/>  from</text:p>
            </text:list-item>
            <text:list-item>
              <text:p text:style-name="P1"><text:bookmark text:name="Q_3_3"/>  at</text:p>
            </text:list-item>
          </text:list>
        </text:list-item>
        <text:list-item>
          <text:p text:style-name="P1"><text:bookmark text:name="Q_4"/>The supervisor let the mill workers ----------------- an extra eight-minute break.</text:p>
          <text:list>
            <text:list-item>
              <text:p text:style-name="P1"><text:bookmark text:name="Q_4_0"/>  take</text:p>
            </text:list-item>
            <text:list-item>
              <text:p text:style-name="P1"><text:bookmark text:name="Q_4_1"/>  to take</text:p>
            </text:list-item>
            <text:list-item>
              <text:p text:style-name="P1"><text:bookmark text:name="Q_4_2"/>  taken</text:p>
            </text:list-item>
            <text:list-item>
              <text:p text:style-name="P1"><text:bookmark text:name="Q_4_3"/>  taking</text:p>
            </text:list-item>
          </text:list>
        </text:list-item>
        <text:list-item>
          <text:p text:style-name="P1"><text:bookmark text:name="Q_5"/>The union representative convinced management ------------------- safety measures.</text:p>
          <text:list>
            <text:list-item>
              <text:p text:style-name="P1"><text:bookmark text:name="Q_5_0"/>  increase</text:p>
            </text:list-item>
            <text:list-item>
              <text:p text:style-name="P1"><text:bookmark text:name="Q_5_1"/>  increased</text:p>
            </text:list-item>
            <text:list-item>
              <text:p text:style-name="P1"><text:bookmark text:name="Q_5_2"/>  to increase</text:p>
            </text:list-item>
            <text:list-item>
              <text:p text:style-name="P1"><text:bookmark text:name="Q_5_3"/>  increasing</text:p>
            </text:list-item>
          </text:list>
        </text:list-item>
        <text:list-item>
          <text:p text:style-name="P1"><text:bookmark text:name="Q_6"/>They will --------------------- the report printed and bundled by the publications office.</text:p>
          <text:list>
            <text:list-item>
              <text:p text:style-name="P1"><text:bookmark text:name="Q_6_0"/>  make</text:p>
            </text:list-item>
            <text:list-item>
              <text:p text:style-name="P1"><text:bookmark text:name="Q_6_1"/>  have</text:p>
            </text:list-item>
            <text:list-item>
              <text:p text:style-name="P1"><text:bookmark text:name="Q_6_2"/>  let</text:p>
            </text:list-item>
            <text:list-item>
              <text:p text:style-name="P1"><text:bookmark text:name="Q_6_3"/>  had</text:p>
            </text:list-item>
          </text:list>
        </text:list-item>
        <text:list-item>
          <text:p text:style-name="P1"><text:bookmark text:name="Q_7"/>The technician programmed the robot ------------------- the croissants.</text:p>
          <text:list>
            <text:list-item>
              <text:p text:style-name="P1"><text:bookmark text:name="Q_7_0"/>  transfer</text:p>
            </text:list-item>
            <text:list-item>
              <text:p text:style-name="P1"><text:bookmark text:name="Q_7_1"/>  transferred</text:p>
            </text:list-item>
            <text:list-item>
              <text:p text:style-name="P1"><text:bookmark text:name="Q_7_2"/>  to transfer</text:p>
            </text:list-item>
            <text:list-item>
              <text:p text:style-name="P2"><text:bookmark text:name="Q_7_3"/>  transferring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07:52:41.827000000</meta:creation-date>
    <dc:date>2026-01-22T07:53:23.415000000</dc:date>
    <meta:editing-duration>PT41S</meta:editing-duration>
    <meta:editing-cycles>1</meta:editing-cycles>
    <meta:document-statistic meta:table-count="0" meta:image-count="0" meta:object-count="0" meta:page-count="1" meta:paragraph-count="40" meta:word-count="161" meta:character-count="1026" meta:non-whitespace-character-count="881"/>
    <meta:generator>LibreOffice/7.6.3.2$Windows_X86_64 LibreOffice_project/29d686fea9f6705b262d369fede658f824154cc0</meta:generator>
  </office:meta>
</office:document-meta>
</file>